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svg:font-family="Times" style:font-family-generic="roman"/>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caf" officeooo:paragraph-rsid="000e7caf"/>
    </style:style>
    <style:style style:name="P2" style:family="paragraph" style:parent-style-name="Standard">
      <style:text-properties officeooo:rsid="0012d673" officeooo:paragraph-rsid="0012d673"/>
    </style:style>
    <style:style style:name="P3" style:family="paragraph" style:parent-style-name="Standard">
      <style:text-properties officeooo:rsid="00148734" officeooo:paragraph-rsid="00148734"/>
    </style:style>
    <style:style style:name="P4" style:family="paragraph" style:parent-style-name="Standard">
      <style:text-properties officeooo:rsid="00154799" officeooo:paragraph-rsid="00154799"/>
    </style:style>
    <style:style style:name="P5" style:family="paragraph" style:parent-style-name="Standard">
      <style:text-properties officeooo:rsid="001102bf" officeooo:paragraph-rsid="001102bf"/>
    </style:style>
    <style:style style:name="P6" style:family="paragraph" style:parent-style-name="Standard">
      <style:text-properties officeooo:rsid="001102bf" officeooo:paragraph-rsid="000e7caf"/>
    </style:style>
    <style:style style:name="P7" style:family="paragraph" style:parent-style-name="Standard">
      <style:text-properties style:font-name="Tibetan Machine Uni" fo:font-size="22pt" officeooo:rsid="001102bf" officeooo:paragraph-rsid="001102bf" style:font-size-asian="22pt" style:font-size-complex="22pt"/>
    </style:style>
    <style:style style:name="P8" style:family="paragraph" style:parent-style-name="Standard">
      <style:text-properties style:font-name="Tibetan Machine Uni" fo:font-size="24pt" fo:font-weight="bold" officeooo:rsid="00177713" officeooo:paragraph-rsid="00177713" style:font-size-asian="24pt" style:font-weight-asian="bold" style:font-size-complex="24pt" style:font-weight-complex="bold"/>
    </style:style>
    <style:style style:name="P9" style:family="paragraph" style:parent-style-name="Standard">
      <style:text-properties fo:font-size="13pt" officeooo:rsid="001102bf" officeooo:paragraph-rsid="001102bf" style:font-size-asian="13pt" style:font-size-complex="13pt"/>
    </style:style>
    <style:style style:name="P10" style:family="paragraph" style:parent-style-name="Standard">
      <style:text-properties fo:font-size="13pt" officeooo:rsid="000e7271" officeooo:paragraph-rsid="000e7271" style:font-size-asian="13pt" style:font-size-complex="13pt"/>
    </style:style>
    <style:style style:name="P11" style:family="paragraph" style:parent-style-name="Standard">
      <style:text-properties fo:font-size="13pt" officeooo:rsid="000e7caf" officeooo:paragraph-rsid="000e7caf" style:font-size-asian="13pt" style:font-size-complex="13pt"/>
    </style:style>
    <style:style style:name="P12" style:family="paragraph" style:parent-style-name="Standard">
      <style:text-properties fo:font-size="13pt" officeooo:rsid="001880b7" officeooo:paragraph-rsid="001880b7" style:font-size-asian="13pt" style:font-size-complex="13pt"/>
    </style:style>
    <style:style style:name="P13" style:family="paragraph" style:parent-style-name="Standard">
      <style:text-properties fo:font-size="13pt" officeooo:paragraph-rsid="001102bf" style:font-size-asian="13pt" style:font-size-complex="13pt"/>
    </style:style>
    <style:style style:name="P14" style:family="paragraph" style:parent-style-name="Standard">
      <style:text-properties fo:font-size="13pt" officeooo:rsid="00177713" officeooo:paragraph-rsid="00177713" style:font-size-asian="13pt" style:font-size-complex="13pt"/>
    </style:style>
    <style:style style:name="P15" style:family="paragraph" style:parent-style-name="Standard">
      <style:text-properties fo:font-size="13pt" officeooo:rsid="0012d673" officeooo:paragraph-rsid="0012d673" style:font-size-asian="13pt" style:font-size-complex="13pt"/>
    </style:style>
    <style:style style:name="P16" style:family="paragraph" style:parent-style-name="Standard">
      <style:text-properties fo:font-size="13pt" officeooo:rsid="00148734" officeooo:paragraph-rsid="00148734" style:font-size-asian="13pt" style:font-size-complex="13pt"/>
    </style:style>
    <style:style style:name="P17" style:family="paragraph" style:parent-style-name="Standard">
      <style:text-properties fo:font-size="13pt" officeooo:rsid="00148734" officeooo:paragraph-rsid="001880b7" style:font-size-asian="13pt" style:font-size-complex="13pt"/>
    </style:style>
    <style:style style:name="P18" style:family="paragraph" style:parent-style-name="Standard">
      <style:text-properties fo:font-size="13pt" officeooo:rsid="00154799" officeooo:paragraph-rsid="00154799" style:font-size-asian="13pt" style:font-size-complex="13pt"/>
    </style:style>
    <style:style style:name="P19" style:family="paragraph" style:parent-style-name="Standard">
      <style:text-properties fo:font-size="13pt" officeooo:paragraph-rsid="00154799" style:font-size-asian="13pt" style:font-size-complex="13pt"/>
    </style:style>
    <style:style style:name="P20" style:family="paragraph" style:parent-style-name="Standard">
      <style:text-properties officeooo:rsid="0012d673" officeooo:paragraph-rsid="0012d673"/>
    </style:style>
    <style:style style:name="T1" style:family="text">
      <style:text-properties style:text-position="super 58%"/>
    </style:style>
    <style:style style:name="T2" style:family="text">
      <style:text-properties style:text-position="super 58%" officeooo:rsid="0012d673"/>
    </style:style>
    <style:style style:name="T3" style:family="text">
      <style:text-properties style:text-position="super 58%" fo:font-size="13pt" style:font-size-asian="13pt" style:font-size-complex="13pt"/>
    </style:style>
    <style:style style:name="T4" style:family="text">
      <style:text-properties officeooo:rsid="000e7caf"/>
    </style:style>
    <style:style style:name="T5" style:family="text">
      <style:text-properties officeooo:rsid="0012d673"/>
    </style:style>
    <style:style style:name="T6" style:family="text">
      <style:text-properties officeooo:rsid="00154799"/>
    </style:style>
    <style:style style:name="T7" style:family="text">
      <style:text-properties fo:font-size="48pt" style:font-size-asian="48pt" style:font-size-complex="48pt"/>
    </style:style>
    <style:style style:name="T8" style:family="text">
      <style:text-properties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officeooo:rsid="00177713"/>
    </style:style>
    <style:style style:name="T11" style:family="text">
      <style:text-properties officeooo:rsid="001880b7"/>
    </style:style>
    <style:style style:name="T12" style:family="text">
      <style:text-properties fo:font-size="13pt" style:font-size-asian="13pt" style:font-size-complex="13pt"/>
    </style:style>
    <style:style style:name="T13" style:family="text">
      <style:text-properties officeooo:rsid="001102bf"/>
    </style:style>
    <style:style style:name="T14" style:family="text">
      <style:text-properties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N</text:span>ame: Muhammad Sherjeel Akhtar</text:p>
      <text:p text:style-name="P7"><text:span text:style-name="T7">R</text:span>oll No: 20P-0101</text:p>
      <text:p text:style-name="P7"><text:span text:style-name="T7">A</text:span>ssignment No: 1 </text:p>
      <text:p text:style-name="P7"><text:span text:style-name="T7">S</text:span>ubject: Technical Business Writing</text:p>
      <text:p text:style-name="P7"><text:span text:style-name="T7">S</text:span>ection: BCS-6A</text:p>
      <text:p text:style-name="P7"><text:span text:style-name="T7">S</text:span><text:span text:style-name="T9">ubmitted To Respected Maam: Noreen Shah</text:span></text:p>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Letter To An Organization For The <text:tab/><text:tab/><text:tab/> Claim Of The Services</text:p>
      <text:p text:style-name="P5"/>
      <text:p text:style-name="P5"/>
      <text:p text:style-name="P5"/>
      <text:p text:style-name="P5"><text:span text:style-name="T12">29</text:span><text:span text:style-name="T3">th</text:span><text:span text:style-name="T12"> February, 2022,</text:span></text:p>
      <text:p text:style-name="P10"/>
      <text:p text:style-name="P10"/>
      <text:p text:style-name="P10"><text:span text:style-name="T11">To </text:span>The manager, </text:p>
      <text:p text:style-name="P10">Walmart Management,</text:p>
      <text:p text:style-name="P10"/>
      <text:p text:style-name="P10"/>
      <text:p text:style-name="P10">Australia,</text:p>
      <text:p text:style-name="P10">6<text:span text:style-name="T1">th</text:span> Road, Sydney, Australia,</text:p>
      <text:p text:style-name="P10"/>
      <text:p text:style-name="P10"/>
      <text:p text:style-name="P10">Dear Sir,</text:p>
      <text:p text:style-name="P10"/>
      <text:p text:style-name="P10"/>
      <text:p text:style-name="P10"><text:tab/>It is stated that <text:span text:style-name="T4">I’ve received the washing machine which I ordered few days back. The parcel was received yesterday. I was assuming that the machine will be with all the equipments and attachments. But the product is not fully assembled. There are numerous parts inside the box left unattached to the machine. It is becoming a headache for me. I don't know how to assemble and attach these parts with the machine. Also, there is no available manual present in the box. In addition to it, by the terms and conditions I have two weeks remaining in order to claim my warranty. Therefore I am writing this letter to you. The first reason is the incomplete assembl</text:span><text:span text:style-name="T11">ed</text:span><text:span text:style-name="T4"> machine. The second one is the warranty which I am claiming through this letter. </text:span></text:p>
      <text:p text:style-name="P11"/>
      <text:p text:style-name="P11"/>
      <text:p text:style-name="P11">I hope that my issue will be resolved and I will get my full assembled product as soon as possible.</text:p>
      <text:p text:style-name="P11"/>
      <text:p text:style-name="P11"/>
      <text:p text:style-name="P11">Yours faithfully,</text:p>
      <text:p text:style-name="P12">Ali Kamal.</text:p>
      <text:p text:style-name="P11">Malir Cantt, Karachi.</text:p>
      <text:p text:style-name="P1"/>
      <text:p text:style-name="P1"/>
      <text:p text:style-name="P1"/>
      <text:p text:style-name="P1"/>
      <text:p text:style-name="P1"/>
      <text:p text:style-name="P1"/>
      <text:p text:style-name="P1"/>
      <text:p text:style-name="P6"/>
      <text:p text:style-name="P6"><text:soft-page-break/></text:p>
      <text:p text:style-name="P8"><text:tab/>Letter For The Adjustment Of The <text:tab/><text:tab/><text:tab/><text:tab/><text:tab/>Same Claim.</text:p>
      <text:p text:style-name="P5"/>
      <text:p text:style-name="P5"/>
      <text:p text:style-name="P5"/>
      <text:p text:style-name="P5"/>
      <text:p text:style-name="P5"/>
      <text:p text:style-name="P5"/>
      <text:p text:style-name="P5"><text:span text:style-name="T12">1</text:span><text:span text:style-name="T3">st</text:span><text:span text:style-name="T12"> Match, 2022,</text:span></text:p>
      <text:p text:style-name="P9"/>
      <text:p text:style-name="P9"/>
      <text:p text:style-name="P13"><text:span text:style-name="T10">To <text:s/></text:span><text:span text:style-name="T11">Ali,</text:span></text:p>
      <text:p text:style-name="P9"/>
      <text:p text:style-name="P9"/>
      <text:p text:style-name="P14"><text:span text:style-name="T11">From The </text:span>Walmart Management,</text:p>
      <text:p text:style-name="P9"><text:span text:style-name="T5">6</text:span><text:span text:style-name="T2">th</text:span><text:span text:style-name="T5"> Road Sydney, </text:span>Australia,</text:p>
      <text:p text:style-name="P9"/>
      <text:p text:style-name="P9"/>
      <text:p text:style-name="P13"><text:span text:style-name="T13">Dear </text:span><text:span text:style-name="T11">Ali</text:span><text:span text:style-name="T13">,</text:span></text:p>
      <text:p text:style-name="P9"/>
      <text:p text:style-name="P9"/>
      <text:p text:style-name="P9"><text:tab/>Thank you for your letter of 29<text:span text:style-name="T1">th</text:span> February, 2022 about the warranty claim of the washing machine sent by our company to you.</text:p>
      <text:p text:style-name="P9"/>
      <text:p text:style-name="P9"><text:tab/>We apologize both for <text:span text:style-name="T5">delay in replying to your letter of 29</text:span><text:span text:style-name="T2">th</text:span><text:span text:style-name="T5"> February, 2022 and for</text:span> the inconvenience <text:span text:style-name="T5">that you have faced with our received product.</text:span></text:p>
      <text:p text:style-name="P15"/>
      <text:p text:style-name="P15"><text:tab/>We accept your claim of warranty and we will sent you your product with the next 3 days. </text:p>
      <text:p text:style-name="P15"/>
      <text:p text:style-name="P15"><text:tab/>Thank you very much for the feedback. We will try our best to avoid these kinds of problems so that our customers can enjoy our best service.</text:p>
      <text:p text:style-name="P15"/>
      <text:p text:style-name="P15"/>
      <text:p text:style-name="P15">Yours Sincerely,</text:p>
      <text:p text:style-name="P15">Walmart Management Department,</text:p>
      <text:p text:style-name="P15">Mr Will Smith.</text:p>
      <text:p text:style-name="P15">1<text:span text:style-name="T1">st</text:span> Match, 2022.</text:p>
      <text:p text:style-name="P2"/>
      <text:p text:style-name="P2"/>
      <text:p text:style-name="P2"/>
      <text:p text:style-name="P2"/>
      <text:p text:style-name="P2"/>
      <text:p text:style-name="P8"><text:soft-page-break/><text:tab/><text:tab/>Letter Of Reference To An <text:tab/><text:tab/><text:tab/><text:tab/><text:tab/><text:tab/> Organization:</text:p>
      <text:p text:style-name="P16"/>
      <text:p text:style-name="P16"/>
      <text:p text:style-name="P16"/>
      <text:p text:style-name="P16"/>
      <text:p text:style-name="P16"/>
      <text:p text:style-name="P16">1<text:span text:style-name="T1">st</text:span> March, 2022,</text:p>
      <text:p text:style-name="P16"/>
      <text:p text:style-name="P16"/>
      <text:p text:style-name="P16">To the consultant, HBL </text:p>
      <text:p text:style-name="P16"/>
      <text:p text:style-name="P16">6<text:span text:style-name="T1">th</text:span> Road Islamabad, Pakistan</text:p>
      <text:p text:style-name="P16"/>
      <text:p text:style-name="P16"/>
      <text:p text:style-name="P16">Dear consultant, </text:p>
      <text:p text:style-name="P16"/>
      <text:p text:style-name="P16"/>
      <text:p text:style-name="P16"><text:tab/>It is stated that I have heard about the recruitment program of you bank. As I was the part of the management of HBL, so I though I should suggest a person who will suitable for this job.</text:p>
      <text:p text:style-name="P16"/>
      <text:p text:style-name="P16"/>
      <text:p text:style-name="P16"><text:tab/>Mr Ali Kamal has applied for this job. He recently completed his Masters in Accounting with the 3.5 C<text:span text:style-name="T10">G</text:span>PA. Also, he have an experience of 6 months of practical accounting and management work. As his boss was my colleague, so I have also heard about his brilliance in his work. As far as I know, he is a devoted and hard working person. He has also got the diploma in advance management utilities last month. </text:p>
      <text:p text:style-name="P17"/>
      <text:p text:style-name="P17"/>
      <text:p text:style-name="P17"><text:tab/><text:span text:style-name="T6">I think that he is capable enough for this job and you should consider him for this position. </text:span></text:p>
      <text:p text:style-name="P17"><text:span text:style-name="T6">He will be proved beneficial for the bank and our whole corporation.</text:span></text:p>
      <text:p text:style-name="P18"/>
      <text:p text:style-name="P18"/>
      <text:p text:style-name="P18">Yours Sincerely,</text:p>
      <text:p text:style-name="P19"><text:span text:style-name="T11">Afaq Ahmad</text:span><text:span text:style-name="T6">,</text:span></text:p>
      <text:p text:style-name="P18">1<text:span text:style-name="T1">st</text:span> March, 2022.</text:p>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svg:font-family="Times" style:font-family-generic="roman"/>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1T22:31:47.028416551</meta:creation-date>
    <dc:date>2022-03-02T07:46:22.679445559</dc:date>
    <meta:editing-duration>PT40M6S</meta:editing-duration>
    <meta:editing-cycles>6</meta:editing-cycles>
    <meta:generator>LibreOffice/6.4.7.2$Linux_X86_64 LibreOffice_project/40$Build-2</meta:generator>
    <meta:document-statistic meta:table-count="0" meta:image-count="0" meta:object-count="0" meta:page-count="4" meta:paragraph-count="44" meta:word-count="503" meta:character-count="2863" meta:non-whitespace-character-count="2368"/>
  </office:meta>
</office:document-meta>
</file>